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2cm" svg:height="1.3cm" svg:x="14.2cm" svg:y="8.8cm">
          <text:p text:style-name="P1"><text:s text:c="11"/>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874cm" svg:x1="5cm" svg:y1="8.8cm" svg:x2="16.3cm" svg:y2="8.8cm" draw:start-shape="id1" draw:start-glue-point="0" draw:end-shape="id2" draw:end-glue-point="0" svg:d="m5000 8800c0-2062 11300-2062 11300 0" svg:viewBox="0 0 11301 1547">
          <text:p text:style-name="P1">ice candidates</text:p>
        </draw:connector>
        <draw:connector draw:style-name="gr2" draw:text-style-name="P1" draw:layer="layout" draw:type="curve" draw:line-skew="0.924cm" svg:x1="16.3cm" svg:y1="10.1cm" svg:x2="5cm" svg:y2="10.1cm" draw:start-shape="id2" draw:start-glue-point="2" draw:end-shape="id1" draw:end-glue-point="2" svg:d="m16300 10100c0 2137-11300 2137-11300 0" svg:viewBox="0 0 11301 1604">
          <text:p text:style-name="P1">ice candidates</text:p>
        </draw:connector>
        <draw:custom-shape draw:style-name="gr1" draw:text-style-name="P1" xml:id="id3" draw:id="id3" draw:layer="layout" svg:width="5.9cm" svg:height="1cm" svg:x="11.9cm" svg:y="2.3cm">
          <text:p text:style-name="P1">STUN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cm" svg:y1="8.8cm" svg:x2="14.85cm" svg:y2="3.3cm" draw:start-shape="id1" draw:start-glue-point="0" draw:end-shape="id3" draw:end-glue-point="2" svg:d="m5000 8800c0-4125 9850-1375 9850-5500" svg:viewBox="0 0 9851 5501">
          <text:p/>
        </draw:connector>
        <draw:connector draw:style-name="gr3" draw:text-style-name="P1" draw:layer="layout" draw:type="curve" svg:x1="18.4cm" svg:y1="9.45cm" svg:x2="14.85cm" svg:y2="3.3cm" draw:start-shape="id2" draw:start-glue-point="1" draw:end-shape="id3" draw:end-glue-point="2" svg:d="m18400 9450c751 0 626-1700-449-2207s-3101 182-3101-3943" svg:viewBox="0 0 4028 6151">
          <text:p/>
        </draw:connector>
        <draw:custom-shape draw:style-name="gr4" draw:text-style-name="P1" draw:layer="layout" svg:width="1.9cm" svg:height="0.8cm" svg:x="5.3cm" svg:y="9cm">
          <text:p text:style-name="P1">PC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cm" svg:height="0.8cm" svg:x="14.1cm" svg:y="9cm">
          <text:p text:style-name="P1">PC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10:09:59</dc:date>
    <dc:creator>Marius Melzer</dc:creator>
    <meta:editing-duration>PT17M34S</meta:editing-duration>
    <meta:editing-cycles>4</meta:editing-cycles>
    <meta:generator>LibreOffice/3.6$Linux_X86_64 LibreOffice_project/360m1$Build-2</meta:generator>
    <meta:document-statistic meta:object-count="9"/>
  </office:meta>
</office:document-meta>
</file>